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c8e7" officeooo:paragraph-rsid="0001c8e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4368a" officeooo:paragraph-rsid="0004368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 BY NOAH</text:p>
      <text:p text:style-name="P1"/>
      <text:p text:style-name="P2">Not empty anymore, now we have content in here. </text:p>
      <text:p text:style-name="P2">ASDÑFKJAÑSDFKJASÑDFKJASÑDFKJAÑSDKLFJÑASLDKFJAÑLSDKFJAÑSDLFKJÑADKS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23:45.049000000</meta:creation-date>
    <dc:date>2024-04-24T09:27:34.939000000</dc:date>
    <meta:editing-duration>PT41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13" meta:character-count="125" meta:non-whitespace-character-count="114"/>
  </office:meta>
</office:document-meta>
</file>